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7.297cm"/>
    </style:style>
    <style:style style:name="co3" style:family="table-column">
      <style:table-column-properties fo:break-before="auto" style:column-width="10.155cm"/>
    </style:style>
    <style:style style:name="co4" style:family="table-column">
      <style:table-column-properties fo:break-before="auto" style:column-width="8.306cm"/>
    </style:style>
    <style:style style:name="co5" style:family="table-column">
      <style:table-column-properties fo:break-before="auto" style:column-width="3.512cm"/>
    </style:style>
    <style:style style:name="co6" style:family="table-column">
      <style:table-column-properties fo:break-before="auto" style:column-width="4.44cm"/>
    </style:style>
    <style:style style:name="co7" style:family="table-column">
      <style:table-column-properties fo:break-before="auto" style:column-width="3.89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JunitKlasse</text:p>
          </table:table-cell>
          <table:table-cell table:style-name="ce1" office:value-type="string">
            <text:p>Testfall</text:p>
          </table:table-cell>
          <table:table-cell table:style-name="ce1" office:value-type="string">
            <text:p>Getestete Komponenten</text:p>
          </table:table-cell>
          <table:table-cell table:style-name="ce1" office:value-type="string">
            <text:p>Getestete Funktionalität</text:p>
          </table:table-cell>
          <table:table-cell table:style-name="ce1" office:value-type="string">
            <text:p>Erfolg des Testes</text:p>
          </table:table-cell>
          <table:table-cell table:style-name="ce3" office:value-type="string">
            <text:p>Art des Fehlers</text:p>
          </table:table-cell>
          <table:table-cell table:style-name="ce1" office:value-type="string">
            <text:p>Fehler behoben in</text:p>
          </table:table-cell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doubleValue_getValue_valid</text:p>
          </table:table-cell>
          <table:table-cell office:value-type="string">
            <text:p>TermValue, DoubleValue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floatValue_getValue_valid</text:p>
          </table:table-cell>
          <table:table-cell office:value-type="string">
            <text:p>TermValue, FloatValue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intValue_getValue_valid</text:p>
          </table:table-cell>
          <table:table-cell office:value-type="string">
            <text:p>TermValue, IntValue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longValue_getValue_valid</text:p>
          </table:table-cell>
          <table:table-cell office:value-type="string">
            <text:p>TermValue, LongValue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charValue_getValue_valid</text:p>
          </table:table-cell>
          <table:table-cell office:value-type="string">
            <text:p>TermValue, CharValue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booleanValue_getValue_valid</text:p>
          </table:table-cell>
          <table:table-cell office:value-type="string">
            <text:p>TermValue, BooleanValue</text:p>
          </table:table-cell>
          <table:table-cell office:value-type="string">
            <text:p>Wert wird korrekt gespeichert und ausgegeben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clone_double</text:p>
          </table:table-cell>
          <table:table-cell office:value-type="string">
            <text:p>TermValue, DoubleValue</text:p>
          </table:table-cell>
          <table:table-cell office:value-type="string">
            <text:p>Das Objekt kann korrekt kopiert werden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clone_float</text:p>
          </table:table-cell>
          <table:table-cell office:value-type="string">
            <text:p>TermValue, FloatValue</text:p>
          </table:table-cell>
          <table:table-cell office:value-type="string">
            <text:p>Das Objekt kann korrekt kopiert werden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clone_int</text:p>
          </table:table-cell>
          <table:table-cell office:value-type="string">
            <text:p>TermValue, IntValue</text:p>
          </table:table-cell>
          <table:table-cell office:value-type="string">
            <text:p>Das Objekt kann korrekt kopiert werden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clone_long</text:p>
          </table:table-cell>
          <table:table-cell office:value-type="string">
            <text:p>TermValue, LongValue</text:p>
          </table:table-cell>
          <table:table-cell office:value-type="string">
            <text:p>Das Objekt kann korrekt kopiert werden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clone_char</text:p>
          </table:table-cell>
          <table:table-cell office:value-type="string">
            <text:p>TermValue, CharValue</text:p>
          </table:table-cell>
          <table:table-cell office:value-type="string">
            <text:p>Das Objekt kann korrekt kopiert werden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1">
          <table:table-cell office:value-type="string">
            <text:p>TermValueTest</text:p>
          </table:table-cell>
          <table:table-cell office:value-type="string">
            <text:p>test_clone_boolean</text:p>
          </table:table-cell>
          <table:table-cell office:value-type="string">
            <text:p>TermValue, BooleanValue</text:p>
          </table:table-cell>
          <table:table-cell office:value-type="string">
            <text:p>Das Objekt kann korrekt kopiert werden.</text:p>
          </table:table-cell>
          <table:table-cell office:value-type="string">
            <text:p>Ja</text:p>
          </table:table-cell>
          <table:table-cell table:number-columns-repeated="2"/>
        </table:table-row>
        <table:table-row table:style-name="ro2">
          <table:table-cell office:value-type="string">
            <text:p>TermValueTest</text:p>
          </table:table-cell>
          <table:table-cell office:value-type="string">
            <text:p>test_arithmetic_operations</text:p>
          </table:table-cell>
          <table:table-cell office:value-type="string">
            <text:p>TermValue, IntValue, FloatValue, LongValue, DoubleValue</text:p>
          </table:table-cell>
          <table:table-cell office:value-type="string">
            <text:p>Arithmetische Operationen</text:p>
          </table:table-cell>
          <table:table-cell office:value-type="string">
            <text:p>Nein</text:p>
          </table:table-cell>
          <table:table-cell office:value-type="string">
            <text:p>Falscher Typ des Wertes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22.02.2018</text:date>, <text:time>16:26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10:48.469979492</meta:creation-date>
    <dc:date>2018-02-22T16:26:48.41</dc:date>
    <meta:editing-duration>PT13M39S</meta:editing-duration>
    <meta:editing-cycles>7</meta:editing-cycles>
    <meta:generator>OpenOffice/4.0.1$Win32 OpenOffice.org_project/401m5$Build-9714</meta:generator>
    <meta:document-statistic meta:table-count="1" meta:cell-count="73" meta:object-count="0"/>
  </office:meta>
</office:document-meta>
</file>